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5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9" style:family="table-cell" style:parent-style-name="Default" style:data-style-name="N0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90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49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0"/>
        <table:table-column table:style-name="co2" table:number-columns-repeated="9" table:default-cell-style-name="ce90"/>
        <table:table-column table:style-name="co3" table:number-columns-repeated="22" table:default-cell-style-name="ce90"/>
        <table:table-column table:style-name="co2" table:number-columns-repeated="9" table:default-cell-style-name="ce90"/>
        <table:table-column table:style-name="co3" table:number-columns-repeated="19" table:default-cell-style-name="ce90"/>
        <table:table-column table:style-name="co2" table:number-columns-repeated="9" table:default-cell-style-name="ce90"/>
        <table:table-column table:style-name="co3" table:number-columns-repeated="22" table:default-cell-style-name="ce90"/>
        <table:table-column table:style-name="co2" table:number-columns-repeated="9" table:default-cell-style-name="ce90"/>
        <table:table-column table:style-name="co3" table:number-columns-repeated="21" table:default-cell-style-name="ce90"/>
        <table:table-column table:style-name="co2" table:number-columns-repeated="9" table:default-cell-style-name="ce90"/>
        <table:table-column table:style-name="co3" table:number-columns-repeated="21" table:default-cell-style-name="ce90"/>
        <table:table-column table:style-name="co2" table:number-columns-repeated="9" table:default-cell-style-name="ce90"/>
        <table:table-column table:style-name="co3" table:number-columns-repeated="14" table:default-cell-style-name="ce90"/>
        <table:table-column table:style-name="co4" table:number-columns-repeated="16210" table:default-cell-style-name="ce90"/>
        <table:table-row table:style-name="ro1">
          <table:table-cell table:style-name="ce2" office:value-type="string" calcext:value-type="string">
            <text:p>Fases</text:p>
          </table:table-cell>
          <table:table-cell table:style-name="ce91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91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91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91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91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91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  <table:table-cell table:style-name="Default" table:number-columns-repeated="16210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  <table:table-cell table:style-name="Default" table:number-columns-repeated="16210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51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54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5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115" table:number-columns-repeated="5"/>
          <table:table-cell table:style-name="ce37" table:number-columns-repeated="43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08"/>
          <table:table-cell table:style-name="ce49" table:number-columns-repeated="5"/>
          <table:table-cell table:style-name="ce10" table:number-columns-repeated="3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51" table:number-columns-repeated="21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20"/>
          <table:table-cell table:style-name="ce53" table:number-columns-repeated="21"/>
          <table:table-cell table:style-name="ce37" table:number-columns-repeated="10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55" table:number-columns-repeated="21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30"/>
          <table:table-cell table:style-name="ce37" table:number-columns-repeated="26"/>
          <table:table-cell table:style-name="ce57" table:number-columns-repeated="1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34"/>
          <table:table-cell table:style-name="ce73" table:number-columns-repeated="17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3"/>
          <table:table-cell table:style-name="ce24"/>
          <table:table-cell table:style-name="ce10" table:number-columns-repeated="44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9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 table:number-columns-repeated="4"/>
          <table:table-cell table:style-name="ce10" table:number-columns-repeated="43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08"/>
          <table:table-cell table:style-name="ce62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08"/>
          <table:table-cell table:style-name="ce64" table:number-columns-repeated="26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3:19:06.3947543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16T13:20:22.694348760</dc:date>
    <meta:editing-cycles>12</meta:editing-cycles>
    <meta:editing-duration>PT37M22S</meta:editing-duration>
    <meta:document-statistic meta:table-count="1" meta:cell-count="205" meta:object-count="0"/>
  </office:meta>
</office:document-meta>
</file>